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ffff" loext:opacity="100%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4472c4"/>
      <style:paragraph-properties fo:text-align="start"/>
      <style:text-properties fo:color="#ffffff" loext:opacity="100%" loext:color-lum-mod="100%" loext:color-lum-off="0%" fo:font-size="18pt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3775" style:font-weight-asian="bold" style:font-weight-complex="bold"/>
    </style:style>
    <style:style style:name="T3" style:family="text">
      <style:text-properties fo:font-weight="bold" officeooo:rsid="00049d27" style:font-weight-asian="bold" style:font-weight-complex="bold"/>
    </style:style>
    <style:style style:name="T4" style:family="text">
      <style:text-properties fo:font-weight="bold" officeooo:rsid="00069af6" style:font-weight-asian="bold" style:font-weight-complex="bold"/>
    </style:style>
    <style:style style:name="T5" style:family="text">
      <style:text-properties officeooo:rsid="00043775"/>
    </style:style>
    <style:style style:name="T6" style:family="text">
      <style:text-properties officeooo:rsid="00049d27"/>
    </style:style>
    <style:style style:name="T7" style:family="text">
      <style:text-properties officeooo:rsid="00069af6"/>
    </style:style>
    <style:style style:name="gr1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22.082cm" fo:min-width="1.081cm" fo:padding-top="0.125cm" fo:padding-bottom="0.125cm" fo:padding-left="0.25cm" fo:padding-right="0.25cm" fo:wrap-option="wrap" fo:margin-left="1.535cm" fo:margin-right="0.062cm" fo:margin-top="0.212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fo:min-height="1.374cm" fo:min-width="4.265cm" fo:padding-top="0.127cm" fo:padding-bottom="0.127cm" fo:padding-left="0.254cm" fo:padding-right="0.254cm" fo:wrap-option="wrap" fo:margin-left="0cm" fo:margin-right="0.028cm" fo:margin-top="0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8cm" svg:stroke-color="#000000" draw:fill="solid" draw:fill-color="#ffffff" loext:fill-theme-color="lt1" draw:textarea-vertical-align="top" draw:auto-grow-height="false" fo:min-height="0.587cm" fo:min-width="2.034cm" fo:padding-top="0.127cm" fo:padding-bottom="0.127cm" fo:padding-left="0.254cm" fo:padding-right="0.254cm" fo:wrap-option="no-wrap" fo:margin-left="0cm" fo:margin-right="0.034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475cm" fo:min-width="0cm" fo:padding-top="0.125cm" fo:padding-bottom="0.125cm" fo:padding-left="0.25cm" fo:padding-right="0.25cm" fo:wrap-option="wrap" fo:margin-left="0.106cm" fo:margin-right="0.191cm" fo:margin-top="0cm" fo:margin-bottom="0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fo:min-height="1.177cm" fo:min-width="4.286cm" fo:padding-top="0.127cm" fo:padding-bottom="0.127cm" fo:padding-left="0.254cm" fo:padding-right="0.254cm" fo:wrap-option="wrap" fo:margin-left="0cm" fo:margin-right="0.028cm" fo:margin-top="0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18cm" svg:stroke-color="#000000" draw:fill="solid" draw:fill-color="#ffffff" loext:fill-theme-color="lt1" draw:textarea-vertical-align="top" draw:auto-grow-height="false" fo:min-height="0.587cm" fo:min-width="2.034cm" fo:padding-top="0.127cm" fo:padding-bottom="0.127cm" fo:padding-left="0.254cm" fo:padding-right="0.254cm" fo:wrap-option="no-wrap" fo:margin-left="0cm" fo:margin-right="0.058cm" fo:margin-top="0cm" fo:margin-bottom="0.06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7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4.313cm" fo:min-width="0.164cm" fo:padding-top="0.125cm" fo:padding-bottom="0.125cm" fo:padding-left="0.25cm" fo:padding-right="0.25cm" fo:wrap-option="wrap" fo:margin-left="0.106cm" fo:margin-right="2.302cm" fo:margin-top="0.212cm" fo:margin-bottom="0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fo:min-height="1.062cm" fo:min-width="2.558cm" fo:padding-top="0.127cm" fo:padding-bottom="0.127cm" fo:padding-left="0.254cm" fo:padding-right="0.254cm" fo:wrap-option="wrap" fo:margin-left="0.053cm" fo:margin-right="0.06cm" fo:margin-top="0.053cm" fo:margin-bottom="0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fo:min-height="2.644cm" fo:min-width="4.667cm" fo:padding-top="0.127cm" fo:padding-bottom="0.127cm" fo:padding-left="0.254cm" fo:padding-right="0.254cm" fo:wrap-option="wrap" fo:margin-left="0cm" fo:margin-right="0.028cm" fo:margin-top="0cm" fo:margin-bottom="0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157cm" fo:min-width="0cm" fo:padding-top="0.125cm" fo:padding-bottom="0.125cm" fo:padding-left="0.25cm" fo:padding-right="0.25cm" fo:wrap-option="wrap" fo:margin-left="0.106cm" fo:margin-right="0.191cm" fo:margin-top="0cm" fo:margin-bottom="0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fo:min-height="1.224cm" fo:min-width="4.279cm" fo:padding-top="0.127cm" fo:padding-bottom="0.127cm" fo:padding-left="0.254cm" fo:padding-right="0.254cm" fo:wrap-option="wrap" fo:margin-left="0cm" fo:margin-right="0.028cm" fo:margin-top="0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fo:min-height="1.961cm" fo:min-width="6.964cm" fo:padding-top="0.127cm" fo:padding-bottom="0.127cm" fo:padding-left="0.254cm" fo:padding-right="0.254cm" fo:wrap-option="wrap" fo:margin-left="0cm" fo:margin-right="0.071cm" fo:margin-top="0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fo:min-height="2.138cm" fo:min-width="6.92cm" fo:padding-top="0.127cm" fo:padding-bottom="0.127cm" fo:padding-left="0.254cm" fo:padding-right="0.254cm" fo:wrap-option="wrap" fo:margin-left="0cm" fo:margin-right="0.042cm" fo:margin-top="0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5" draw:name="Textfeld 17" draw:style-name="gr6" draw:text-style-name="P4" svg:width="2.541cm" svg:height="0.84cm" svg:x="6.23cm" svg:y="17.14cm"><text:p text:style-name="Frame_20_contents">tru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Verbinder: gewinkelt 22" draw:style-name="gr1" draw:text-style-name="P2" svg:width="1.581cm" svg:height="22.332cm" svg:x="1.937cm" svg:y="-0.295cm"><text:p/><draw:enhanced-geometry draw:mirror-horizontal="true" draw:mirror-vertical="true" draw:text-areas="0 0 ?f2 ?f3" svg:viewBox="0 0 0 0" draw:type="ooxml-bentConnector3" draw:modifiers="196798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char" draw:z-index="0" draw:name="Flussdiagramm: Alternativer Prozess 1" draw:style-name="gr13" draw:text-style-name="P3" svg:width="7.686cm" svg:height="2.65cm" svg:x="1.984cm" svg:y="-1.506cm"><text:p text:style-name="P1"><text:span text:style-name="T1">Start</text:span><text:line-break/>Gaseinlauf ventil (GE) zu<text:line-break/>Biereinlauf ventil (BE) zu<text:line-break/>Gasauslass (GA) ventil zu</text:p>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char" draw:z-index="19" draw:name="Flussdiagramm: Alternativer Prozess 21" draw:style-name="gr2" draw:text-style-name="P3" svg:width="4.947cm" svg:height="1.802cm" svg:x="3.512cm" svg:y="21.512cm"><text:p text:style-name="P1"><text:span text:style-name="T4">Ende</text:span><text:line-break/>Gasauslass ventil (GA) zu</text:p>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char" draw:z-index="18" draw:name="Textfeld 20" draw:style-name="gr3" draw:text-style-name="P4" svg:width="2.541cm" svg:height="0.84cm" svg:x="7.288cm" svg:y="20.1cm"><text:p text:style-name="Frame_20_contents">Gasauslasszeit (GAZ) zu end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Gerade Verbindung mit Pfeil 19" draw:style-name="gr4" draw:text-style-name="P2" svg:width="0.022cm" svg:height="1.724cm" svg:x="5.941cm" svg:y="19.724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6" draw:name="Flussdiagramm: Alternativer Prozess 18" draw:style-name="gr5" draw:text-style-name="P3" svg:width="4.947cm" svg:height="1.583cm" svg:x="3.508cm" svg:y="18.466cm"><text:p text:style-name="P1"><text:span text:style-name="T4">FlascheVoll</text:span><text:line-break/>Biereinlauf ventil (BE) zu</text:p>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char" draw:z-index="14" draw:name="Textfeld 16" draw:style-name="gr3" draw:text-style-name="P4" svg:width="2.541cm" svg:height="0.84cm" svg:x="11.904cm" svg:y="12.591cm"><text:p text:style-name="Frame_20_contents">fals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Verbinder: gewinkelt 15" draw:style-name="gr7" draw:text-style-name="P2" svg:width="0.664cm" svg:height="4.562cm" svg:x="8.883cm" svg:y="10.948cm"><text:p/><draw:enhanced-geometry draw:mirror-horizontal="true" draw:mirror-vertical="true" draw:text-areas="0 0 ?f2 ?f3" svg:viewBox="0 0 0 0" draw:type="ooxml-bentConnector3" draw:modifiers="-33342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char" draw:z-index="12" draw:name="Gerade Verbindung mit Pfeil 14" draw:style-name="gr4" draw:text-style-name="P2" svg:width="0.022cm" svg:height="1.724cm" svg:x="5.92cm" svg:y="16.743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1" draw:name="Gerade Verbindung mit Pfeil 13" draw:style-name="gr4" draw:text-style-name="P2" svg:width="0.022cm" svg:height="1.724cm" svg:x="5.935cm" svg:y="12.407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0" draw:name="Raute 12" draw:style-name="gr8" draw:text-style-name="P3" svg:width="6.132cm" svg:height="2.629cm" svg:x="2.875cm" svg:y="14.183cm"><text:p text:style-name="P1"><text:span text:style-name="T4">PruefeVoll</text:span><text:line-break/>Würzekontakt</text:p><draw:enhanced-geometry draw:mirror-horizontal="false" draw:mirror-vertical="false" draw:glue-points="?f2 0 0 ?f3 ?f2 ?f4 ?f5 ?f3" draw:text-areas="?f6 ?f7 ?f0 ?f1" svg:viewBox="0 0 0 0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char" draw:z-index="8" draw:name="Flussdiagramm: Alternativer Prozess 10" draw:style-name="gr9" draw:text-style-name="P3" svg:width="5.486cm" svg:height="3.209cm" svg:x="3.397cm" svg:y="9.2cm"><text:p text:style-name="P1"><text:span text:style-name="T3">BierFuellen</text:span><text:line-break/>Gaseinlauf ventil (GE) zu<text:line-break/>Biereinlauf ventil (BE) auf<text:line-break/>Gasauslass (GA) ventil auf</text:p>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char" draw:z-index="9" draw:name="Textfeld 11" draw:style-name="gr3" draw:text-style-name="P4" svg:width="2.541cm" svg:height="0.84cm" svg:x="6.405cm" svg:y="8.149cm"><text:p text:style-name="Frame_20_contents">Gaseinfülllzeit (GEZ) zu end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feld 6" draw:style-name="gr3" draw:text-style-name="P4" svg:width="2.541cm" svg:height="0.84cm" svg:x="6.07cm" svg:y="5.186cm"><text:p text:style-name="Frame_20_contents">Gasspülzeit (GSZ) zu end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Gerade Verbindung mit Pfeil 9" draw:style-name="gr10" draw:text-style-name="P2" svg:width="0.003cm" svg:height="1.407cm" svg:x="5.831cm" svg:y="7.795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6" draw:name="Flussdiagramm: Alternativer Prozess 7" draw:style-name="gr11" draw:text-style-name="P3" svg:width="4.947cm" svg:height="1.638cm" svg:x="3.397cm" svg:y="6.445cm"><text:p text:style-name="P1"><text:span text:style-name="T3">CO2Fuellen</text:span><text:line-break/>Gasauslass ventil (GA) zu</text:p>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char" draw:z-index="4" draw:name="Gerade Verbindung mit Pfeil 5" draw:style-name="gr4" draw:text-style-name="P2" svg:width="0.022cm" svg:height="1.724cm" svg:x="5.83cm" svg:y="4.68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3" draw:name="Flussdiagramm: Alternativer Prozess 4" draw:style-name="gr12" draw:text-style-name="P3" svg:width="7.709cm" svg:height="2.453cm" svg:x="1.961cm" svg:y="2.604cm"><text:p text:style-name="P1"><text:span text:style-name="T2">CO2Spuelen</text:span><text:line-break/>Gaseinlauf ventil (GE) auf<text:line-break/>Gasauslassventil (GA) auf</text:p>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char" draw:z-index="2" draw:name="Textfeld 3" draw:style-name="gr3" draw:text-style-name="P4" svg:width="2.541cm" svg:height="0.84cm" svg:x="6.401cm" svg:y="1.453cm"><text:p text:style-name="Frame_20_contents">Startknopf gedrückt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Gerade Verbindung mit Pfeil 2" draw:style-name="gr4" draw:text-style-name="P2" svg:width="0.022cm" svg:height="1.724cm" svg:x="5.805cm" svg:y="0.88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tz, Andre</meta:initial-creator>
    <meta:editing-cycles>32</meta:editing-cycles>
    <meta:creation-date>2023-04-25T12:24:00</meta:creation-date>
    <dc:date>2023-04-28T08:01:08.360000000</dc:date>
    <meta:editing-duration>PT16M42S</meta:editing-duration>
    <meta:generator>LibreOffice/7.5.1.2$Windows_X86_64 LibreOffice_project/fcbaee479e84c6cd81291587d2ee68cba099e129</meta:generator>
    <meta:document-statistic meta:table-count="0" meta:image-count="0" meta:object-count="0" meta:page-count="1" meta:paragraph-count="13" meta:word-count="67" meta:character-count="476" meta:non-whitespace-character-count="422"/>
    <meta:user-defined meta:name="AppVersion">16.0000</meta:user-defined>
    <meta:user-defined meta:name="MSIP_Label_ff6dbec8-95a8-4638-9f5f-bd076536645c_ActionId">154a3fdf-1658-4549-be34-3679c4e95b1e</meta:user-defined>
    <meta:user-defined meta:name="MSIP_Label_ff6dbec8-95a8-4638-9f5f-bd076536645c_ContentBits">0</meta:user-defined>
    <meta:user-defined meta:name="MSIP_Label_ff6dbec8-95a8-4638-9f5f-bd076536645c_Enabled">true</meta:user-defined>
    <meta:user-defined meta:name="MSIP_Label_ff6dbec8-95a8-4638-9f5f-bd076536645c_Method" meta:value-type="string">Standard</meta:user-defined>
    <meta:user-defined meta:name="MSIP_Label_ff6dbec8-95a8-4638-9f5f-bd076536645c_Name" meta:value-type="string">Restricted - Default</meta:user-defined>
    <meta:user-defined meta:name="MSIP_Label_ff6dbec8-95a8-4638-9f5f-bd076536645c_SetDate" meta:value-type="string">2023-04-25T12:24:55Z</meta:user-defined>
    <meta:user-defined meta:name="MSIP_Label_ff6dbec8-95a8-4638-9f5f-bd076536645c_SiteId" meta:value-type="string">5dbf1add-202a-4b8d-815b-bf0fb024e033</meta:user-defined>
    <meta:template xlink:type="simple" xlink:actuate="onRequest" xlink:title="Normal.dotm" xlink:href=""/>
  </office:meta>
</office:document-meta>
</file>